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SansMono Nerd Font Mono" svg:font-family="'DroidSansMono Nerd Font Mono'" style:font-family-generic="swiss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SansMono Nerd Font Mono" officeooo:rsid="001decb5" officeooo:paragraph-rsid="001decb5"/>
    </style:style>
    <style:style style:name="P2" style:family="paragraph" style:parent-style-name="Standard">
      <style:text-properties style:font-name="DroidSansMono Nerd Font Mono" officeooo:rsid="001decb5" officeooo:paragraph-rsid="00242448"/>
    </style:style>
    <style:style style:name="T1" style:family="text">
      <style:text-properties officeooo:rsid="001e8da3"/>
    </style:style>
    <style:style style:name="T2" style:family="text">
      <style:text-properties officeooo:rsid="00205bba"/>
    </style:style>
    <style:style style:name="T3" style:family="text">
      <style:text-properties officeooo:rsid="0020ee38"/>
    </style:style>
    <style:style style:name="T4" style:family="text">
      <style:text-properties officeooo:rsid="0022a2bb"/>
    </style:style>
    <style:style style:name="T5" style:family="text">
      <style:text-properties officeooo:rsid="00242448"/>
    </style:style>
    <style:style style:name="T6" style:family="text">
      <style:text-properties officeooo:rsid="00261fab"/>
    </style:style>
    <style:style style:name="T7" style:family="text">
      <style:text-properties officeooo:rsid="00273d0a"/>
    </style:style>
    <style:style style:name="T8" style:family="text">
      <style:text-properties officeooo:rsid="0029a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:</text:p>
      <text:p text:style-name="P1"><text:s text:c="2"/><text:span text:style-name="T2">Name: <text:s text:c="17"/>OurService</text:span></text:p>
      <text:p text:style-name="P1"><text:s text:c="2"/><text:span text:style-name="T2">ID: <text:s text:c="19"/>id001</text:span></text:p>
      <text:p text:style-name="P1"><text:s text:c="2"/><text:span text:style-name="T2">Contact:</text:span></text:p>
      <text:p text:style-name="P1"><text:s text:c="4"/><text:span text:style-name="T2">Page: <text:s text:c="15"/>OurPagerduty</text:span></text:p>
      <text:p text:style-name="P1"><text:s text:c="4"/><text:span text:style-name="T2">Chat: <text:s text:c="15"/>#slack-channel</text:span></text:p>
      <text:p text:style-name="P1"><text:s text:c="2"/><text:span text:style-name="T1">SLA:</text:span></text:p>
      <text:p text:style-name="P1"><text:s text:c="4"/>Availability: <text:s text:c="7"/>99%</text:p>
      <text:p text:style-name="P2"><text:s text:c="4"/>Latency:</text:p>
      <text:p text:style-name="P2"><text:s text:c="6"/><text:span text:style-name="T5">P90: <text:s/></text:span><text:s text:c="13"/>200ms</text:p>
      <text:p text:style-name="P2"><text:s text:c="6"/><text:span text:style-name="T5">P99: <text:s text:c="14"/>500ms</text:span></text:p>
      <text:p text:style-name="P1"><text:s text:c="4"/>Error Rate: <text:s text:c="9"/>0.1%</text:p>
      <text:p text:style-name="P1"><text:s text:c="4"/><text:span text:style-name="T1">Throughput: <text:s text:c="9"/>1000rps</text:span></text:p>
      <text:p text:style-name="P1"><text:s text:c="4"/><text:span text:style-name="T1">Saturation: <text:s text:c="9"/>80% Utilization</text:span></text:p>
      <text:p text:style-name="P1"><text:s text:c="2"/><text:span text:style-name="T3">MonitorTags:</text:span></text:p>
      <text:p text:style-name="P1"><text:s text:c="4"/>- “<text:span text:style-name="T3">generator:collie”</text:span></text:p>
      <text:p text:style-name="P1"><text:s text:c="4"/>- “<text:span text:style-name="T3">maturity:development”</text:span></text:p>
      <text:p text:style-name="P1"><text:s text:c="2"/><text:span text:style-name="T1">Components:</text:span></text:p>
      <text:p text:style-name="P1"><text:s text:c="4"/>- <text:span text:style-name="T1">Load Balancer:</text:span></text:p>
      <text:p text:style-name="P1"><text:s text:c="8"/><text:span text:style-name="T1">Type: <text:s text:c="11"/>aws.elb</text:span></text:p>
      <text:p text:style-name="P1"><text:s text:c="8"/><text:span text:style-name="T3">Tags: <text:s text:c="11"/>“loadbalancername:awselb-001,env:prod”</text:span></text:p>
      <text:p text:style-name="P1"><text:s text:c="8"/><text:span text:style-name="T1">Monitors:</text:span></text:p>
      <text:p text:style-name="P1"><text:s text:c="10"/>- <text:s/><text:span text:style-name="T4">Type: <text:s text:c="6"/>requests-low</text:span></text:p>
      <text:p text:style-name="P1"><text:s text:c="13"/><text:span text:style-name="T4">Threshold: <text:s/>1000rps</text:span></text:p>
      <text:p text:style-name="P1"><text:s text:c="13"/><text:span text:style-name="T4">AlertWindow:30m</text:span></text:p>
      <text:p text:style-name="P1"><text:s text:c="13"/><text:span text:style-name="T4">Page: <text:s text:c="6"/>true</text:span></text:p>
      <text:p text:style-name="P1"><text:s text:c="4"/>- <text:span text:style-name="T1">Web Server:</text:span></text:p>
      <text:p text:style-name="P1"><text:s text:c="8"/><text:span text:style-name="T1">Type: <text:s text:c="11"/>nginx</text:span></text:p>
      <text:p text:style-name="P1"><text:s text:c="8"/><text:span text:style-name="T6">Tags:<text:tab/><text:tab/><text:tab/>“app:id001,env:prod,role:web”</text:span></text:p>
      <text:p text:style-name="P1"><text:tab/> <text:s text:c="2"/><text:span text:style-name="T6">Monitors:</text:span></text:p>
      <text:p text:style-name="P1"><text:s text:c="10"/>- <text:span text:style-name="T6">Type: <text:s text:c="7"/>5xx-error-rate <text:s/></text:span></text:p>
      <text:p text:style-name="P1"><text:s text:c="12"/><text:span text:style-name="T7">Threshold: <text:s text:c="2"/>0.1%</text:span></text:p>
      <text:p text:style-name="P1"><text:s text:c="12"/><text:span text:style-name="T7">AlertWindow: 15m</text:span></text:p>
      <text:p text:style-name="P1"><text:s text:c="4"/>- <text:span text:style-name="T1">Application:</text:span></text:p>
      <text:p text:style-name="P1"><text:s text:c="8"/><text:span text:style-name="T1">Type: <text:s text:c="11"/>custom</text:span></text:p>
      <text:p text:style-name="P1"><text:s text:c="8"/><text:span text:style-name="T7">Tags: <text:s text:c="11"/>“app:id001,env:prod,role:app”</text:span></text:p>
      <text:p text:style-name="P1"><text:s text:c="8"/><text:span text:style-name="T7">Monitors:</text:span></text:p>
      <text:p text:style-name="P1"><text:s text:c="10"/>- <text:span text:style-name="T7">Type: <text:s text:c="7"/>threshold</text:span></text:p>
      <text:p text:style-name="P1"><text:s text:c="12"/><text:span text:style-name="T7">Metric: <text:s text:c="5"/>ourapp.latency.p90</text:span></text:p>
      <text:p text:style-name="P1"><text:tab/><text:tab/> <text:s/><text:span text:style-name="T7">Threshold: <text:s text:c="2"/>200ms</text:span></text:p>
      <text:p text:style-name="P1"><text:tab/> <text:s text:c="6"/><text:span text:style-name="T8">AlertWindow: 10m</text:span></text:p>
      <text:p text:style-name="P1"><text:s text:c="10"/>- <text:span text:style-name="T8">Type: <text:s text:c="7"/>threshold</text:span></text:p>
      <text:p text:style-name="P1"><text:s text:c="12"/><text:span text:style-name="T8">Metric: <text:s text:c="5"/>ourapp.latency.p99</text:span></text:p>
      <text:p text:style-name="P1"><text:s text:c="12"/><text:span text:style-name="T8">Threshold: <text:s text:c="2"/>500ms</text:span></text:p>
      <text:p text:style-name="P1"><text:s text:c="12"/><text:span text:style-name="T8">AlertWindow: 10m</text:span></text:p>
      <text:p text:style-name="P1"><text:s text:c="4"/>- <text:span text:style-name="T1">Storage:</text:span></text:p>
      <text:p text:style-name="P1"><text:s text:c="8"/><text:span text:style-name="T1">Type: <text:s text:c="11"/>postgresql</text:span></text:p>
      <text:p text:style-name="P1"><text:s text:c="8"/><text:span text:style-name="T7">Tags: <text:s text:c="11"/>“app:id001,env:prod,role:db”</text:span></text:p>
      <text:p text:style-name="P1"><text:soft-page-break/><text:s text:c="8"/><text:span text:style-name="T7">Monitors:</text:span></text:p>
      <text:p text:style-name="P1"><text:s text:c="10"/>- <text:span text:style-name="T7">Type: <text:s text:c="7"/>can-connect</text:span></text:p>
      <text:p text:style-name="P1"><text:s text:c="12"/><text:span text:style-name="T8">AlertWindow: 5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SansMono Nerd Font Mono" svg:font-family="'DroidSansMono Nerd Font Mono'" style:font-family-generic="swiss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52:49.604102839</meta:creation-date>
    <dc:date>2019-08-05T21:28:50.612152199</dc:date>
    <meta:editing-duration>PT21M27S</meta:editing-duration>
    <meta:editing-cycles>6</meta:editing-cycles>
    <meta:generator>LibreOffice/6.2.5.2$Linux_X86_64 LibreOffice_project/20$Build-2</meta:generator>
    <meta:document-statistic meta:table-count="0" meta:image-count="0" meta:object-count="0" meta:page-count="2" meta:paragraph-count="51" meta:word-count="100" meta:character-count="1465" meta:non-whitespace-character-count="796"/>
  </office:meta>
</office:document-meta>
</file>